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fo:border="0.06pt solid #000000"/>
    </style:style>
    <style:style style:name="ce5" style:family="table-cell" style:parent-style-name="Default" style:data-style-name="N3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">
      <style:table-cell-properties fo:border="0.06pt solid #000000"/>
      <style:map style:condition="cell-content()&gt;[.B$3]" style:apply-style-name="Above" style:base-cell-address="Sheet1.B4"/>
      <style:map style:condition="cell-content()&lt;[.B$3]" style:apply-style-name="Below" style:base-cell-address="Sheet1.B4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3" table:default-cell-style-name="ce6"/>
        <table:table-row table:style-name="ro1">
          <table:table-cell table:style-name="Default"/>
          <table:table-cell table:style-name="ce3" office:value-type="string" calcext:value-type="string" table:number-columns-spanned="3" table:number-rows-spanned="1">
            <text:p>Inpatient Cost Models</text:p>
          </table:table-cell>
          <table:covered-table-cell table:number-columns-repeated="2" table:style-name="ce1"/>
        </table:table-row>
        <table:table-row table:style-name="ro1">
          <table:table-cell table:style-name="Default"/>
          <table:table-cell table:style-name="ce4" office:value-type="string" calcext:value-type="string">
            <text:p><text:s text:c="4"/>PreID</text:p>
          </table:table-cell>
          <table:table-cell table:style-name="ce4" office:value-type="string" calcext:value-type="string">
            <text:p><text:s text:c="4"/>GeoID</text:p>
          </table:table-cell>
          <table:table-cell table:style-name="ce4" office:value-type="string" calcext:value-type="string">
            <text:p><text:s/>NoAssist</text:p>
          </table:table-cell>
        </table:table-row>
        <table:table-row table:style-name="ro1">
          <table:table-cell table:style-name="ce1" office:value-type="string" calcext:value-type="string">
            <text:p>N/A</text:p>
          </table:table-cell>
          <table:table-cell table:style-name="ce5" office:value-type="float" office:value="59596.94" calcext:value-type="float">
            <text:p>59,597</text:p>
          </table:table-cell>
          <table:table-cell table:style-name="ce5" office:value-type="float" office:value="117519.38" calcext:value-type="float">
            <text:p>117,519</text:p>
          </table:table-cell>
          <table:table-cell table:style-name="ce5" office:value-type="float" office:value="314672.54" calcext:value-type="float">
            <text:p>314,673</text:p>
          </table:table-cell>
        </table:table-row>
        <table:table-row table:style-name="ro1">
          <table:table-cell office:value-type="string" calcext:value-type="string">
            <text:p>DH</text:p>
          </table:table-cell>
          <table:table-cell office:value-type="float" office:value="54929.72" calcext:value-type="float">
            <text:p>54,930</text:p>
          </table:table-cell>
          <table:table-cell office:value-type="float" office:value="112289.91" calcext:value-type="float">
            <text:p>112,290</text:p>
          </table:table-cell>
          <table:table-cell office:value-type="float" office:value="295729.1" calcext:value-type="float">
            <text:p>295,729</text:p>
          </table:table-cell>
        </table:table-row>
        <table:table-row table:style-name="ro1">
          <table:table-cell office:value-type="string" calcext:value-type="string">
            <text:p>HC</text:p>
          </table:table-cell>
          <table:table-cell office:value-type="float" office:value="59221.55" calcext:value-type="float">
            <text:p>59,222</text:p>
          </table:table-cell>
          <table:table-cell office:value-type="float" office:value="90733.37" calcext:value-type="float">
            <text:p>90,733</text:p>
          </table:table-cell>
          <table:table-cell office:value-type="float" office:value="255719.6" calcext:value-type="float">
            <text:p>255,720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float" office:value="59596.94" calcext:value-type="float">
            <text:p>59,597</text:p>
          </table:table-cell>
          <table:table-cell office:value-type="float" office:value="117519.38" calcext:value-type="float">
            <text:p>117,519</text:p>
          </table:table-cell>
          <table:table-cell office:value-type="float" office:value="342336.3" calcext:value-type="float">
            <text:p>342,336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float" office:value="479798.47" calcext:value-type="float">
            <text:p>479,798</text:p>
          </table:table-cell>
          <table:table-cell office:value-type="float" office:value="205634.69" calcext:value-type="float">
            <text:p>205,635</text:p>
          </table:table-cell>
          <table:table-cell office:value-type="float" office:value="359836.3" calcext:value-type="float">
            <text:p>359,836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float" office:value="60196.2" calcext:value-type="float">
            <text:p>60,196</text:p>
          </table:table-cell>
          <table:table-cell office:value-type="float" office:value="193375.07" calcext:value-type="float">
            <text:p>193,375</text:p>
          </table:table-cell>
          <table:table-cell office:value-type="float" office:value="377621.4" calcext:value-type="float">
            <text:p>377,621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4:Sheet1.D12">
            <calcext:condition calcext:apply-style-name="Above" calcext:value="&gt;[.B$3]" calcext:base-cell-address="Sheet1.B4"/>
            <calcext:condition calcext:apply-style-name="Below" calcext:value="&lt;[.B$3]" calcext:base-cell-address="Sheet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00"/>
    </style:style>
    <style:style style:name="Above" style:family="table-cell" style:parent-style-name="Default">
      <style:table-cell-properties fo:background-color="#ffff99"/>
    </style:style>
    <style:style style:name="Below" style:family="table-cell" style:parent-style-name="Default">
      <style:table-cell-properties fo:background-color="#ccff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13:35:15.429352874</meta:creation-date>
    <dc:date>2015-07-02T14:16:22.771152757</dc:date>
    <meta:editing-duration>PT41M5S</meta:editing-duration>
    <meta:editing-cycles>4</meta:editing-cycles>
    <meta:generator>LibreOffice/4.4.2.2$Linux_X86_64 LibreOffice_project/40m0$Build-2</meta:generator>
    <meta:document-statistic meta:table-count="1" meta:cell-count="28" meta:object-count="0"/>
  </office:meta>
</office:document-meta>
</file>